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93cm" fo:min-width="2.802cm"/>
    </style:style>
    <style:style style:name="gr2" style:family="graphic" style:parent-style-name="standard">
      <style:graphic-properties draw:textarea-horizontal-align="justify" draw:textarea-vertical-align="middle" draw:auto-grow-height="false" fo:min-height="1.274cm" fo:min-width="5.342cm"/>
    </style:style>
    <style:style style:name="gr3" style:family="graphic" style:parent-style-name="standard">
      <style:graphic-properties draw:textarea-horizontal-align="justify" draw:textarea-vertical-align="middle" draw:auto-grow-height="false" fo:min-height="2.544cm" fo:min-width="5.342cm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528cm" fo:min-width="2.676cm"/>
    </style:style>
    <style:style style:name="gr9" style:family="graphic" style:parent-style-name="standard">
      <style:graphic-properties draw:textarea-horizontal-align="justify" draw:textarea-vertical-align="middle" draw:auto-grow-height="false" fo:min-height="2.418cm" fo:min-width="4.665cm"/>
    </style:style>
    <style:style style:name="gr10" style:family="graphic" style:parent-style-name="standard">
      <style:graphic-properties draw:textarea-horizontal-align="justify" draw:textarea-vertical-align="middle" draw:auto-grow-height="false" fo:min-height="1.126cm" fo:min-width="3.289cm"/>
    </style:style>
    <style:style style:name="gr11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.302cm" svg:height="1.143cm" svg:x="8.747cm" svg:y="3.032cm">
          <text:p text:style-name="P1"><text:span text:style-name="T1">powell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5.842cm" svg:height="1.524cm" svg:x="1.889cm" svg:y="11.399cm">
          <text:p text:style-name="P1"><text:span text:style-name="T1">minimize_target_unscented_</text:span></text:p>
          <text:p text:style-name="P1"><text:span text:style-name="T1">kalman_parameters_1_di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842cm" svg:height="1.524cm" svg:x="1.889cm" svg:y="14.574cm">
          <text:p text:style-name="P1"><text:span text:style-name="T1">estimate_unscented_kalman_</text:span></text:p>
          <text:p text:style-name="P1"><text:span text:style-name="T1">parameters_1_di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842cm" svg:height="2.794cm" svg:x="13.273cm" svg:y="1.508cm">
          <text:p text:style-name="P1"><text:span text:style-name="T1">MLE we will try to minimize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.999cm" svg:height="0.999cm" svg:x="9.451cm" svg:y="14.43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1" draw:layer="layout" svg:width="5.574cm" svg:height="1.373cm" svg:x="13.414cm" svg:y="2.675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5" draw:text-style-name="P3" draw:layer="layout" svg:x1="13.319cm" svg:y1="3.413cm" svg:x2="12.049cm" svg:y2="3.413cm">
          <text:p/>
        </draw:line>
        <draw:connector draw:style-name="gr6" draw:text-style-name="P1" draw:layer="layout" svg:x1="4.81cm" svg:y1="11.399cm" svg:x2="8.747cm" svg:y2="3.603cm" draw:start-shape="id1" draw:start-glue-point="0" draw:end-shape="id2" draw:end-glue-point="3" svg:d="M4810 11399v-7796h3937" svg:viewBox="0 0 3938 7797">
          <text:p/>
        </draw:connector>
        <draw:frame draw:style-name="gr4" draw:text-style-name="P1" draw:layer="layout" svg:width="2.385cm" svg:height="0.568cm" svg:x="10.385cm" svg:y="11.472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5" draw:text-style-name="P3" draw:layer="layout" svg:x1="4.81cm" svg:y1="12.923cm" svg:x2="4.81cm" svg:y2="14.574cm">
          <text:p/>
        </draw:line>
        <draw:frame draw:style-name="gr4" draw:text-style-name="P1" draw:layer="layout" svg:width="2.385cm" svg:height="0.568cm" svg:x="4.965cm" svg:y="13.30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7" draw:text-style-name="P3" draw:layer="layout" svg:x1="4.556cm" svg:y1="16.098cm" svg:x2="4.556cm" svg:y2="19.146cm">
          <text:p text:style-name="P1">Base on estimated</text:p>
          <text:p text:style-name="P1">parameters</text:p>
        </draw:line>
        <draw:custom-shape draw:style-name="gr8" draw:text-style-name="P1" xml:id="id3" draw:id="id3" draw:layer="layout" svg:width="6.35cm" svg:height="3.556cm" svg:x="7.123cm" svg:y="7.531cm">
          <text:p><text:s text:c="13"/>2.0*(fp-fret) &lt;= </text:p>
          <text:p>ftol*(fabs(fp)+fabs(fret))+TIN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" draw:layer="layout" svg:width="7.747cm" svg:height="2.667cm" svg:x="1.381cm" svg:y="19.146cm">
          <text:p text:style-name="P1"><text:span text:style-name="T1">Whole set of </text:span></text:p>
          <text:p text:style-name="P1"><text:span text:style-name="T1">*u[ ] means of obs err</text:span></text:p>
          <text:p text:style-name="P1"><text:span text:style-name="T1">*v[ ] variances of obs err</text:span></text:p>
          <text:p text:style-name="P1"><text:span text:style-name="T1">*estimates[ ] estimated obs </text:span></text:p>
          <text:p text:style-name="P1"><text:span text:style-name="T1">from filter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10" draw:text-style-name="P1" draw:layer="layout" svg:width="3.937cm" svg:height="1.524cm" svg:x="15.321cm" svg:y="8.554cm">
          <text:p text:style-name="P1">Terminat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3" draw:layer="layout" svg:x1="10.398cm" svg:y1="4.186cm" svg:x2="10.398cm" svg:y2="5.445cm">
          <text:p/>
        </draw:line>
        <draw:connector draw:style-name="gr11" draw:text-style-name="P1" draw:layer="layout" svg:x1="7.731cm" svg:y1="12.161cm" svg:x2="7.731cm" svg:y2="12.161cm" draw:start-shape="id1" draw:start-glue-point="1" draw:end-shape="id1" draw:end-glue-point="1" svg:d="M7731 12161z" svg:viewBox="0 0 1 1">
          <text:p text:style-name="P1"><text:s text:c="21"/>No</text:p>
        </draw:connector>
        <draw:line draw:style-name="gr7" draw:text-style-name="P3" draw:layer="layout" svg:x1="13.446cm" svg:y1="9.255cm" svg:x2="15.351cm" svg:y2="9.255cm">
          <text:p text:style-name="P1">Yes</text:p>
        </draw:line>
        <draw:custom-shape draw:style-name="gr1" draw:text-style-name="P2" draw:layer="layout" svg:width="3.302cm" svg:height="1.143cm" svg:x="8.747cm" svg:y="5.445cm">
          <text:p text:style-name="P1"><text:span text:style-name="T1">linmi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302cm" svg:height="1.143cm" svg:x="13.273cm" svg:y="6.061cm">
          <text:p text:style-name="P1"><text:span text:style-name="T1">bre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302cm" svg:height="1.143cm" svg:x="13.273cm" svg:y="4.81cm">
          <text:p text:style-name="P1"><text:span text:style-name="T1">mnbrak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.298cm" svg:y1="11.087cm" svg:x2="7.731cm" svg:y2="12.161cm" draw:start-shape="id3" draw:start-glue-point="6" draw:end-shape="id1" svg:d="M10298 11087v1074h-2567" svg:viewBox="0 0 2568 1075">
          <text:p/>
        </draw:connector>
        <draw:line draw:style-name="gr5" draw:text-style-name="P3" draw:layer="layout" svg:x1="10.298cm" svg:y1="6.588cm" svg:x2="10.298cm" svg:y2="7.604cm">
          <text:p/>
        </draw:line>
        <draw:line draw:style-name="gr5" draw:text-style-name="P3" draw:layer="layout" svg:x1="13.319cm" svg:y1="6.588cm" svg:x2="12.049cm" svg:y2="6.588cm">
          <text:p/>
        </draw:line>
        <draw:line draw:style-name="gr5" draw:text-style-name="P3" draw:layer="layout" svg:x1="13.319cm" svg:y1="5.572cm" svg:x2="12.049cm" svg:y2="5.57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="Arrow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5T02:37:24.898114596</meta:creation-date>
    <dc:date>2017-01-03T02:17:56.803938593</dc:date>
    <meta:editing-duration>PT34M4S</meta:editing-duration>
    <meta:editing-cycles>6</meta:editing-cycles>
    <meta:generator>LibreOffice/5.1.6.2$Linux_X86_64 LibreOffice_project/07ac168c60a517dba0f0d7bc7540f5afa45f0909</meta:generator>
    <meta:document-statistic meta:object-count="25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i mathvariant="normal">ω</mi>
              <mi>,</mi>
              <mi mathvariant="normal">θ</mi>
              <mi>,</mi>
              <mi mathvariant="normal">ξ</mi>
              <mi>,</mi>
              <mi mathvariant="normal">ρ</mi>
            </mrow>
          </mrow>
          <mo fence="true" stretchy="false">)</mo>
        </mrow>
        <mo stretchy="false">=</mo>
        <mrow>
          <munderover>
            <mo stretchy="false">∑</mo>
            <mrow>
              <mi>k</mi>
              <mo stretchy="false">=</mo>
              <mn>1</mn>
            </mrow>
            <mi>N</mi>
          </munderover>
          <mrow>
            <mo fence="true" stretchy="true">[</mo>
            <mrow>
              <mrow>
                <mi>ln</mi>
                <mrow>
                  <mrow>
                    <mo fence="true" stretchy="false">(</mo>
                    <mrow>
                      <msub>
                        <mi>F</mi>
                        <mi>k</mi>
                      </msub>
                    </mrow>
                    <mo fence="true" stretchy="false">)</mo>
                  </mrow>
                  <mo stretchy="false">+</mo>
                  <mfrac>
                    <mover accent="true">
                      <msubsup>
                        <mi>z</mi>
                        <mi>k</mi>
                        <mn>2</mn>
                      </msubsup>
                      <mo stretchy="false">~</mo>
                    </mover>
                    <msub>
                      <mi>F</mi>
                      <mi>k</mi>
                    </msub>
                  </mfrac>
                </mrow>
              </mrow>
            </mrow>
            <mo fence="true" stretchy="true">]</mo>
          </mrow>
        </mrow>
      </mrow>
    </mrow>
    <annotation encoding="StarMath 5.0">%phi( %omega, %theta,%xi,%rho )=sum from { k=1 } to N  left [ ln(F_k) + {tilde z_k^2} over {F_k}  right ]  
</annotation>
  </semantics>
</math>
</file>

<file path=Object 3/content.xml><?xml version="1.0" encoding="utf-8"?>
<math xmlns="http://www.w3.org/1998/Math/MathML" display="block">
  <semantics>
    <mrow>
      <mover accent="true">
        <mi mathvariant="normal">ϕ</mi>
        <mo stretchy="false">^</mo>
      </mover>
      <mrow>
        <mo fence="true" stretchy="false">(</mo>
        <mrow>
          <mrow>
            <mover accent="true">
              <mi mathvariant="normal">ω</mi>
              <mo stretchy="false">^</mo>
            </mover>
            <mi>,</mi>
            <mover accent="true">
              <mi mathvariant="normal">θ</mi>
              <mo stretchy="false">^</mo>
            </mover>
            <mi>,</mi>
            <mover accent="true">
              <mi mathvariant="normal">ξ</mi>
              <mo stretchy="false">^</mo>
            </mover>
            <mi>,</mi>
            <mover accent="true">
              <mi mathvariant="normal">ρ</mi>
              <mo stretchy="false">^</mo>
            </mover>
          </mrow>
        </mrow>
        <mo fence="true" stretchy="false">)</mo>
      </mrow>
    </mrow>
    <annotation encoding="StarMath 5.0">hat %phi(hat %omega, hat %theta, hat %xi, hat %rho )</annotation>
  </semantics>
</math>
</file>

<file path=Object 4/content.xml><?xml version="1.0" encoding="utf-8"?>
<math xmlns="http://www.w3.org/1998/Math/MathML" display="block">
  <semantics>
    <mrow>
      <mover accent="true">
        <mi mathvariant="normal">ϕ</mi>
        <mo stretchy="false">^</mo>
      </mover>
      <mrow>
        <mo fence="true" stretchy="false">(</mo>
        <mrow>
          <mrow>
            <mover accent="true">
              <mi mathvariant="normal">ω</mi>
              <mo stretchy="false">^</mo>
            </mover>
            <mi>,</mi>
            <mover accent="true">
              <mi mathvariant="normal">θ</mi>
              <mo stretchy="false">^</mo>
            </mover>
            <mi>,</mi>
            <mover accent="true">
              <mi mathvariant="normal">ξ</mi>
              <mo stretchy="false">^</mo>
            </mover>
            <mi>,</mi>
            <mover accent="true">
              <mi mathvariant="normal">ρ</mi>
              <mo stretchy="false">^</mo>
            </mover>
          </mrow>
        </mrow>
        <mo fence="true" stretchy="false">)</mo>
      </mrow>
    </mrow>
    <annotation encoding="StarMath 5.0">hat %phi(hat %omega, hat %theta, hat %xi, hat %rho )</annotation>
  </semantics>
</math>
</file>